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92d9" officeooo:paragraph-rsid="001a92d9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dc89" officeooo:paragraph-rsid="001adc8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92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17th</text:span> of <text:span text:style-name="T3">May</text:span> 202<text:span text:style-name="T3">2</text:span> under the <text:span text:style-name="T3">14th</text:span> PA Meeting.</text:p>
      <text:p text:style-name="P1"/>
      <text:p text:style-name="P1">The Assembly, recognising the current situation,</text:p>
      <text:p text:style-name="P1"/>
      <text:p text:style-name="P5">Constitutes the need to establish nether portal regulations, namely:</text:p>
      <text:p text:style-name="P5">Every nether portal is to be registered to the CotS, and nether portals in problem areas (where entanglements are issues) have to acquire permission before being built.</text:p>
      <text:p text:style-name="P1"/>
      <text:p text:style-name="P1">And proceeds.</text:p>
      <text:p text:style-name="P1"/>
      <text:p text:style-name="P1">Signed by,</text:p>
      <text:p text:style-name="P4">Solar_porpoise</text:p>
      <text:p text:style-name="P1"/>
      <text:p text:style-name="P1"/>
      <text:p text:style-name="P1"/>
      <text:p text:style-name="Standard"><text:span text:style-name="T1">[</text:span><text:span text:style-name="T2">Motion 14-2: Nether portal regulation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8T15:45:34.841252736</dc:date>
    <meta:editing-duration>PT3M8S</meta:editing-duration>
    <meta:editing-cycles>7</meta:editing-cycles>
    <meta:generator>LibreOffice/7.3.3.2$Linux_X86_64 LibreOffice_project/4985bca6212b77bf8c7a86bceeb2084ec86f4b6b</meta:generator>
    <meta:document-statistic meta:table-count="0" meta:image-count="0" meta:object-count="0" meta:page-count="1" meta:paragraph-count="8" meta:word-count="67" meta:character-count="444" meta:non-whitespace-character-count="385"/>
  </office:meta>
</office:document-meta>
</file>